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7362c" officeooo:paragraph-rsid="0007362c"/>
    </style:style>
    <style:style style:name="P2" style:family="paragraph" style:parent-style-name="Standard" style:list-style-name="L1">
      <style:text-properties style:font-name="Calibri" officeooo:rsid="0007362c" officeooo:paragraph-rsid="0007362c"/>
    </style:style>
    <style:style style:name="P3" style:family="paragraph" style:parent-style-name="Standard" style:list-style-name="L1">
      <style:text-properties style:font-name="Calibri" officeooo:rsid="0007a1e2" officeooo:paragraph-rsid="0007a1e2"/>
    </style:style>
    <style:style style:name="P4" style:family="paragraph" style:parent-style-name="Standard">
      <style:text-properties style:font-name="Calibri" officeooo:rsid="0007a1e2" officeooo:paragraph-rsid="0007a1e2"/>
    </style:style>
    <style:style style:name="P5" style:family="paragraph" style:parent-style-name="Standard" style:list-style-name="L2">
      <style:text-properties style:font-name="Calibri" officeooo:rsid="0007a1e2" officeooo:paragraph-rsid="0007a1e2"/>
    </style:style>
    <style:style style:name="T1" style:family="text">
      <style:text-properties officeooo:rsid="0008033c"/>
    </style:style>
    <style:style style:name="T2" style:family="text">
      <style:text-properties officeooo:rsid="00092838"/>
    </style:style>
    <style:style style:name="T3" style:family="text">
      <style:text-properties officeooo:rsid="0009e8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e 2</text:p>
      <text:p text:style-name="P1"/>
      <text:p text:style-name="P1">Ce qui a été fait :</text:p>
      <text:p text:style-name="P1"/>
      <text:list xml:id="list7614282203305448752" text:style-name="L1">
        <text:list-item>
          <text:p text:style-name="P2">Connexion à la base de données avec une page d'accueil différente selon le statut de la personne qui se connecte :</text:p>
          <text:list>
            <text:list-item>
              <text:p text:style-name="P3">Statut « étudiant » → on se retrouve sur un récapitulatif de ses notes</text:p>
            </text:list-item>
            <text:list-item>
              <text:p text:style-name="P3">Statut « enseignant » → on se retrouve sur un affichage par élève (tri possible par classe et par évaluation)</text:p>
            </text:list-item>
            <text:list-item>
              <text:p text:style-name="P3">Statut « administratif » → on se connecte vers la page d'administration</text:p>
            </text:list-item>
          </text:list>
        </text:list-item>
        <text:list-item>
          <text:p text:style-name="P3">Insertion d'un étudiant dans la base de données (via un compte administrateur)</text:p>
        </text:list-item>
        <text:list-item>
          <text:p text:style-name="P3">Insertion d'un enseignant dans la base de données <text:span text:style-name="T3">(via un compte administrateur)</text:span></text:p>
        </text:list-item>
        <text:list-item>
          <text:p text:style-name="P3">En cours : Affichage des notes d'un étudiants (via un compte étudiant) – <text:span text:style-name="T2">erreur sur le calcul de la note</text:span></text:p>
        </text:list-item>
      </text:list>
      <text:p text:style-name="P4"/>
      <text:p text:style-name="P4">Ce qui restait à faire :</text:p>
      <text:list xml:id="list8631522248705364467" text:style-name="L2">
        <text:list-item>
          <text:p text:style-name="P5">Affichage des notes et tri par classe et par matière sur l'accueil enseignant</text:p>
        </text:list-item>
        <text:list-item>
          <text:p text:style-name="P5">Affichage des notes d'un élève et possibilité de les modifier (via un compte enseignant)</text:p>
        </text:list-item>
        <text:list-item>
          <text:p text:style-name="P5">Insertion d'un module (via un compte administrateur)</text:p>
        </text:list-item>
        <text:list-item>
          <text:p text:style-name="P5">Affichage du bulletin d'un élève (via un compte administrateur)</text:p>
        </text:list-item>
        <text:list-item>
          <text:p text:style-name="P5">Afficher les accents dans les résultats de requête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6:16:58.840000000</meta:creation-date>
    <dc:date>2015-06-19T16:57:06.539000000</dc:date>
    <meta:editing-duration>PT40M5S</meta:editing-duration>
    <meta:editing-cycles>5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15" meta:word-count="187" meta:character-count="1019" meta:non-whitespace-character-count="858"/>
  </office:meta>
</office:document-meta>
</file>